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20.113cm" fo:min-width="4.594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7.628cm"/>
    </style:style>
    <style:style style:name="gr5" style:family="graphic" style:parent-style-name="standard">
      <style:graphic-properties draw:stroke="solid" svg:stroke-color="#000000" draw:fill="none" draw:fill-color="#ffffff" fo:min-height="1.528cm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svg:stroke-color="#000000" draw:marker-end="Arrow" draw:fill-color="#000000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6.866cm"/>
    </style:style>
    <style:style style:name="gr9" style:family="graphic" style:parent-style-name="standard">
      <style:graphic-properties draw:stroke="none" svg:stroke-color="#000000" draw:fill="none" draw:fill-color="#ffffff" fo:min-height="1.407cm"/>
    </style:style>
    <style:style style:name="gr10" style:family="graphic" style:parent-style-name="standard">
      <style:graphic-properties draw:stroke="none" svg:stroke-color="#000000" draw:fill="none" draw:fill-color="#ffffff" fo:min-height="2.11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fo:min-height="3.433cm"/>
    </style:style>
    <style:style style:name="gr13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loext:graphic-properties draw:fill-color="#00a65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094cm" svg:height="20.363cm" svg:x="8.206cm" svg:y="6.29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5.334cm" svg:height="1.778cm" svg:x="8.112cm" svg:y="8.953cm">
          <text:p text:style-name="P2">in_file_prep.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334cm" svg:height="1.397cm" svg:x="8.112cm" svg:y="13.017cm">
          <text:p text:style-name="P2">roster_linker.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8.128cm" svg:height="1.778cm" svg:x="6.715cm" svg:y="16.446cm">
          <text:p text:style-name="P2">lab_part_grader.m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9.017cm" svg:height="1.778cm" svg:x="1cm" svg:y="1cm">
          <draw:text-box>
            <text:p>Autograder.m schematic</text:p>
            <text:p>Caleb Groves – v2.0</text:p>
          </draw:text-box>
        </draw:frame>
        <draw:connector draw:style-name="gr6" draw:text-style-name="P2" draw:layer="layout" draw:line-skew="4.832cm" svg:x1="14.843cm" svg:y1="17.335cm" svg:x2="13.446cm" svg:y2="9.842cm" draw:start-shape="id1" draw:start-glue-point="7" draw:end-shape="id2" draw:end-glue-point="7" svg:d="M14843 17335h5334v-7493h-6731" svg:viewBox="0 0 6732 7494">
          <text:p/>
        </draw:connector>
        <draw:connector draw:style-name="gr7" draw:text-style-name="P4" draw:layer="layout" svg:x1="10.779cm" svg:y1="10.731cm" svg:x2="10.779cm" svg:y2="13.017cm" draw:start-shape="id2" draw:start-glue-point="6" draw:end-shape="id3" draw:end-glue-point="4" svg:d="M10779 10731v2286" svg:viewBox="0 0 1 2287">
          <text:p/>
        </draw:connector>
        <draw:connector draw:style-name="gr7" draw:text-style-name="P4" draw:layer="layout" svg:x1="10.779cm" svg:y1="14.414cm" svg:x2="10.779cm" svg:y2="16.446cm" draw:start-shape="id3" draw:start-glue-point="6" draw:end-shape="id1" draw:end-glue-point="4" svg:d="M10779 14414v2032" svg:viewBox="0 0 1 2033">
          <text:p/>
        </draw:connector>
        <draw:custom-shape draw:style-name="gr8" draw:text-style-name="P2" xml:id="id4" draw:id="id4" draw:layer="layout" svg:width="7.366cm" svg:height="1.397cm" svg:x="7.096cm" svg:y="20.764cm">
          <text:p text:style-name="P2">lab_grader.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10.779cm" svg:y1="18.224cm" svg:x2="10.779cm" svg:y2="20.764cm" draw:start-shape="id1" draw:start-glue-point="6" draw:end-shape="id4" draw:end-glue-point="4" svg:d="M10779 18224v2540" svg:viewBox="0 0 1 2541">
          <text:p/>
        </draw:connector>
        <draw:frame draw:style-name="gr9" draw:text-style-name="P3" draw:layer="layout" svg:width="4.445cm" svg:height="1.657cm" svg:x="14.589cm" svg:y="8.069cm">
          <draw:text-box>
            <text:p>Repeat for each lab part</text:p>
          </draw:text-box>
        </draw:frame>
        <draw:frame draw:style-name="gr10" draw:text-style-name="P3" draw:layer="layout" svg:width="6.604cm" svg:height="2.36cm" svg:x="1.508cm" svg:y="8.884cm">
          <draw:text-box>
            <text:p text:style-name="P5">Get files in submission directory.</text:p>
          </draw:text-box>
        </draw:frame>
        <draw:frame draw:style-name="gr11" draw:text-style-name="P6" draw:layer="layout" svg:width="6.477cm" svg:height="1.143cm" svg:x="1.508cm" svg:y="13.276cm">
          <draw:text-box>
            <text:p text:style-name="P5">Link to student info.</text:p>
          </draw:text-box>
        </draw:frame>
        <draw:frame draw:style-name="gr9" draw:text-style-name="P6" draw:layer="layout" svg:width="5.461cm" svg:height="1.657cm" svg:x="1cm" svg:y="16.578cm">
          <draw:text-box>
            <text:p text:style-name="P5">Grade linked-up submissions.</text:p>
          </draw:text-box>
        </draw:frame>
        <draw:frame draw:style-name="gr12" draw:text-style-name="P7" draw:layer="layout" svg:width="5.334cm" svg:height="4.469cm" svg:x="8.198cm" svg:y="22.273cm">
          <draw:text-box>
            <text:p text:style-name="P2">Compile table of all lab parts with grades and write out as dynamic .csv spreadsheet.</text:p>
          </draw:text-box>
        </draw:frame>
        <draw:connector draw:style-name="gr6" draw:text-style-name="P2" draw:layer="layout" svg:x1="15.684cm" svg:y1="4.766cm" svg:x2="10.753cm" svg:y2="6.291cm" draw:start-shape="id5" draw:start-glue-point="2" draw:end-shape="id6" draw:end-glue-point="4" svg:d="M15684 4766v762h-4931v763" svg:viewBox="0 0 4932 1526">
          <text:p/>
        </draw:connector>
        <draw:frame draw:style-name="gr13" draw:text-style-name="P3" xml:id="id5" draw:id="id5" draw:layer="layout" svg:width="9.811cm" svg:height="3.766cm" svg:x="10.779cm" svg:y="1cm">
          <draw:text-box>
            <text:p><text:span text:style-name="T1">In:</text:span> Student roster, lab number, grading weights, and information for each lab part (name, due date, submissions directory path, grader file)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20:31:34.817158351</meta:creation-date>
    <dc:date>2018-06-18T21:56:06.514196189</dc:date>
    <meta:editing-duration>PT26M</meta:editing-duration>
    <meta:editing-cycles>4</meta:editing-cycles>
    <meta:generator>LibreOffice/5.4.0.3$Linux_X86_64 LibreOffice_project/7556cbc6811c9d992f4064ab9287069087d7f62c</meta:generator>
    <meta:document-statistic meta:object-count="17"/>
  </office:meta>
</office:document-meta>
</file>